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Functions.isSortedAscending( SortModel sortModel , String sort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pFunctions.Jsp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Functions.isSortedDescending( SortModel sortModel , String sort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pFunctions.buildQueryParamsMapForSortExpression( DataGridURLBuilder urlBuilder , String sort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